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master-page-name="Standard">
      <style:paragraph-properties fo:line-height="200%" style:page-number="1"/>
    </style:style>
    <style:style style:name="T1" style:family="text">
      <style:text-properties fo:font-size="12pt" style:font-size-asian="12pt" style:font-size-complex="12pt"/>
    </style:style>
    <style:style style:name="T2" style:family="text">
      <style:text-properties fo:color="#1155cc" fo:font-size="12pt" style:text-underline-style="solid" style:text-underline-width="auto" style:text-underline-color="font-color"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ject Title: The Housing Market: Bubble or Concerningly Ever-Growing Price?</text:span></text:p>
      <text:p text:style-name="P1"><text:span text:style-name="T1">Team Members: Osa Adler, Michael Diaz, Sergio Basurto, Ziyi Kang</text:span></text:p>
      <text:p text:style-name="P1"><text:span text:style-name="T1">Project Description/Outline:</text:span></text:p>
      <text:p text:style-name="P1"><text:span text:style-name="T1">The past fifteen years have presented a challenge for home-buyers as rising interest rates, two extreme economic recessions, quantitative easing, the rise of investment banks in single-family homes, and the overall demand for homes and apartments has created a compounding social, economic, and political issue. Our project aims to analyze trends from 2007, 2020, and 2022 to forecast an accurate portrayal and prediction for the future of the US housing market. Our analysis scopes in on the four large metropolitan areas of Los Angeles, Las Vegas, Atlanta, and southern Florida during the previously listed years to track trends in home prices. Our data will then be used to predict and cast analysis on the concerning trend of single-family homes. </text:span></text:p>
      <text:p text:style-name="P1"><text:span text:style-name="T1">Datasets to Be Used: </text:span></text:p>
      <text:p text:style-name="P1"><text:span text:style-name="T1">FRED </text:span><text:a xlink:type="simple" xlink:href="https://fred.stlouisfed.org/" text:style-name="ListLabel_20_1" text:visited-style-name="ListLabel_20_1"><text:span text:style-name="T2">https://fred.stlouisfed.org/</text:span></text:a></text:p>
      <text:p text:style-name="P1"><text:span text:style-name="T1">Zillow’s API </text:span><text:a xlink:type="simple" xlink:href="https://www.zillow.com/howto/api/APIOverview.htm" text:style-name="ListLabel_20_1" text:visited-style-name="ListLabel_20_1"><text:span text:style-name="T2">Real Estate Data, Mortgage Data, API | Zillow</text:span></text:a></text:p>
      <text:p text:style-name="P1"><text:span text:style-name="T1">The Last Call </text:span><text:a xlink:type="simple" xlink:href="https://rapidapi.com/blog/best-real-estate-apis/" text:style-name="ListLabel_20_1" text:visited-style-name="ListLabel_20_1"><text:span text:style-name="T2">https://rapidapi.com/blog/best-real-estate-apis/</text:span></text:a></text:p>
      <text:p text:style-name="P1"><text:span text:style-name="T1">Rough Breakdown of Tasks: </text:span></text:p>
      <text:p text:style-name="P1"><text:span text:style-name="T1">-&gt; Collect data for each of the three years for the four distinct regions.</text:span></text:p>
      <text:p text:style-name="P1"><text:span text:style-name="T1">Osa-Las Vegas</text:span></text:p>
      <text:p text:style-name="P1"><text:span text:style-name="T1">Michael-Los Angeles</text:span></text:p>
      <text:p text:style-name="P1"><text:span text:style-name="T1">Sergio-Atlanta</text:span></text:p>
      <text:p text:style-name="P1"><text:span text:style-name="T1">Ziyi-Miami</text:span></text:p>
      <text:p text:style-name="P1"><text:span text:style-name="T1">-&gt; Using matplot we will import found data for the assigned region from Zillow API</text:span></text:p>
      <text:p text:style-name="P1"><text:span text:style-name="T1">-&gt;Graphs showing differences between the years and between the regions</text:span></text:p>
      <text:p text:style-name="P1"><text:span text:style-name="T1">4 graphs showing individual region, 3 comparing all 4 regions according to the years, and 1 main graph with year, region, and price</text:span></text:p>
      <text:p text:style-name="P1"><text:span text:style-name="T1">-&gt;</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8" meta:word-count="234" meta:character-count="1535" meta:non-whitespace-character-count="1316"/>
    <meta:generator>LibreOfficeDev/6.0.5.2$Linux_X86_64 LibreOffice_project/</meta:generator>
  </office:meta>
</office:document-meta>
</file>